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Wymagania UC informują o sposobie działania systemu. Powinny one realizować wymagania FEAT. Zestaw wymagań typu UC został przedstawiony poniżej.</text:p>
      <text:p text:style-name="Standard"/>
      <text:p text:style-name="Standard">UC1: Zaloguj się</text:p>
      <text:p text:style-name="Standard">UC2: Wyloguj się</text:p>
      <text:p text:style-name="Standard">UC3: Dodaj pracownika</text:p>
      <text:p text:style-name="Standard">UC4: Nadaj prawa użytkownika</text:p>
      <text:p text:style-name="Standard">UC5:<text:s/>Generuj raport z trasy</text:p>
      <text:p text:style-name="Standard">UC6: Dodaj trasę</text:p>
      <text:p text:style-name="Standard">UC7: Dodaj pojazd</text:p>
      <text:p text:style-name="Standard">UC8: Edytuj dane</text:p>
      <text:p text:style-name="Standard">UC9: Kup bilet</text:p>
      <text:p text:style-name="Standard">UC10: Wyświetl listę tras</text:p>
      <text:p text:style-name="Standard">UC11: Pokaż szczegóły trasy</text:p>
      <text:p text:style-name="Standard">UC12: Przypisz samochód do pracownika</text:p>
      <text:p text:style-name="Standard">UC13: Sprawdź stan naprawy samochodu</text:p>
      <text:p text:style-name="Standard">UC14: Zleć naprawę samochodu</text:p>
      <text:p text:style-name="Standard">UC15: Wyślij informacje o zakończonej naprawie</text:p>
      <text:p text:style-name="Standard">UC16: Pokaż historię zakupów</text:p>
      <text:p text:style-name="Standard">UC17: Pokaż historię reklamacji</text:p>
      <text:p text:style-name="Standard">UC18: Wyświetl listę zarejestrowanych klientów</text:p>
      <text:p text:style-name="Standard">UC19: Usuń konto klienta</text:p>
      <text:p text:style-name="Standard">UC20: Dodaj ogłoszenie</text:p>
      <text:p text:style-name="Standard">UC21: Zmień dane trasy</text:p>
      <text:p text:style-name="Standard">UC22: Dodaj przystanek</text:p>
      <text:p text:style-name="Standard">UC23: Usuń<text:s/>przystanek</text:p>
      <text:p text:style-name="Standard">UC24: Usuń trasę</text:p>
      <text:p text:style-name="Standard">UC25: Dodaj kurs</text:p>
      <text:p text:style-name="Standard">UC26: Usuń kurs</text:p>
      <text:p text:style-name="Standard">UC27: Usuń pojazd</text:p>
      <text:p text:style-name="Standard">UC28: Wyświetl reklamacje klientów</text:p>
      <text:p text:style-name="Standard">UC29: Wyślij wiadomość do klienta</text:p>
      <text:p text:style-name="Standard">UC30: Pokaż szczegóły reklamacji</text:p>
      <text:p text:style-name="Standard">UC31: Zgłoś<text:s/>usterkę pojazdu</text:p>
      <text:p text:style-name="Standard">UC32: Sprawdź przypisane prace naprawcze</text:p>
      <text:p text:style-name="Standard">UC33:<text:s/>Pokaż historię prac naprawczych i usterek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n</dc:creator>
    <meta:creation-date>2019-03-20T20:25:00Z</meta:creation-date>
    <dc:date>2019-03-31T13:50:00Z</dc:date>
    <meta:template xlink:href="Normal.dotm" xlink:type="simple"/>
    <meta:editing-cycles>13</meta:editing-cycles>
    <meta:editing-duration>PT1680S</meta:editing-duration>
    <meta:document-statistic meta:page-count="1" meta:paragraph-count="2" meta:word-count="149" meta:character-count="1043" meta:row-count="7" meta:non-whitespace-character-count="896"/>
  </office:meta>
</office:document-meta>
</file>